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6f81c" officeooo:paragraph-rsid="0026f81c"/>
    </style:style>
    <style:style style:name="P2" style:family="paragraph" style:parent-style-name="Standard">
      <style:text-properties officeooo:rsid="001fa025" officeooo:paragraph-rsid="001fa025"/>
    </style:style>
    <style:style style:name="P3" style:family="paragraph" style:parent-style-name="Standard">
      <style:text-properties officeooo:rsid="001fa025" officeooo:paragraph-rsid="002135e6"/>
    </style:style>
    <style:style style:name="P4" style:family="paragraph" style:parent-style-name="Standard">
      <style:text-properties officeooo:rsid="002135e6" officeooo:paragraph-rsid="002135e6"/>
    </style:style>
    <style:style style:name="P5" style:family="paragraph" style:parent-style-name="Standard">
      <style:text-properties officeooo:rsid="002135e6" officeooo:paragraph-rsid="00221e31"/>
    </style:style>
    <style:style style:name="P6" style:family="paragraph" style:parent-style-name="Standard">
      <style:text-properties officeooo:rsid="0023943b" officeooo:paragraph-rsid="0023943b"/>
    </style:style>
    <style:style style:name="P7" style:family="paragraph" style:parent-style-name="Standard">
      <style:text-properties officeooo:rsid="0025513b" officeooo:paragraph-rsid="0025513b"/>
    </style:style>
    <style:style style:name="P8" style:family="paragraph" style:parent-style-name="Standard">
      <style:text-properties officeooo:rsid="0026f81c" officeooo:paragraph-rsid="0026f81c"/>
    </style:style>
    <style:style style:name="P9" style:family="paragraph" style:parent-style-name="Standard">
      <style:text-properties officeooo:paragraph-rsid="0026f81c"/>
    </style:style>
    <style:style style:name="P10" style:family="paragraph" style:parent-style-name="Standard">
      <style:text-properties officeooo:rsid="00297d90" officeooo:paragraph-rsid="00297d90"/>
    </style:style>
    <style:style style:name="P11" style:family="paragraph" style:parent-style-name="Standard">
      <style:text-properties officeooo:rsid="002a8b37" officeooo:paragraph-rsid="002a8b37"/>
    </style:style>
    <style:style style:name="P12" style:family="paragraph" style:parent-style-name="Standard">
      <style:text-properties officeooo:rsid="0026f81c" officeooo:paragraph-rsid="0026f81c"/>
    </style:style>
    <style:style style:name="P13" style:family="paragraph" style:parent-style-name="Standard">
      <style:text-properties officeooo:rsid="002aa113" officeooo:paragraph-rsid="002aa113"/>
    </style:style>
    <style:style style:name="P14" style:family="paragraph" style:parent-style-name="Standard">
      <style:text-properties officeooo:rsid="002c7665" officeooo:paragraph-rsid="002c7665"/>
    </style:style>
    <style:style style:name="P15" style:family="paragraph" style:parent-style-name="Standard">
      <style:text-properties officeooo:rsid="002c7665" officeooo:paragraph-rsid="002d0498"/>
    </style:style>
    <style:style style:name="P16" style:family="paragraph" style:parent-style-name="Standard">
      <style:text-properties officeooo:rsid="002d0498" officeooo:paragraph-rsid="002d0498"/>
    </style:style>
    <style:style style:name="P17" style:family="paragraph" style:parent-style-name="Heading_20_3" style:list-style-name=""/>
    <style:style style:name="P18" style:family="paragraph" style:parent-style-name="Heading_20_3">
      <style:paragraph-properties fo:break-before="page"/>
    </style:style>
    <style:style style:name="T1" style:family="text">
      <style:text-properties officeooo:rsid="001fa025"/>
    </style:style>
    <style:style style:name="T2" style:family="text">
      <style:text-properties officeooo:rsid="002135e6"/>
    </style:style>
    <style:style style:name="T3" style:family="text">
      <style:text-properties officeooo:rsid="00221e31"/>
    </style:style>
    <style:style style:name="T4" style:family="text">
      <style:text-properties officeooo:rsid="0026f81c"/>
    </style:style>
    <style:style style:name="T5" style:family="text">
      <style:text-properties officeooo:rsid="002a8b37"/>
    </style:style>
    <style:style style:name="T6" style:family="text">
      <style:text-properties officeooo:rsid="002aa113"/>
    </style:style>
    <style:style style:name="T7" style:family="text">
      <style:text-properties officeooo:rsid="002c7665"/>
    </style:style>
    <style:style style:name="T8" style:family="text">
      <style:text-properties officeooo:rsid="002ce2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imulation:</text:h>
      <text:p text:style-name="P10">Beinhaltet die Simulations Logik.</text:p>
      <text:p text:style-name="P10"/>
      <text:p text:style-name="P10">Map<text:tab/><text:tab/><text:tab/>Die Karte der Simulation.</text:p>
      <text:p text:style-name="P10">PlacedBombs<text:tab/><text:tab/>Die Anzahl der im Spielverlauf gelegten Bomben.</text:p>
      <text:p text:style-name="P10">KillScore<text:tab/><text:tab/>Der Score der durch das töten von Zombies erreicht wurde.</text:p>
      <text:p text:style-name="P13">GameOver<text:tab/><text:tab/>Flag das angibt ob die Simulation beendet ist.</text:p>
      <text:p text:style-name="P10"/>
      <text:p text:style-name="P10"><text:span text:style-name="T5">A</text:span>ddZombies(Points XY [])<text:tab/>Fügt zu Simulationsbeginn alle Zombies, an den entsprechenden <text:tab/><text:tab/><text:tab/><text:tab/><text:tab/>Positionen, zur Map hinzu.</text:p>
      <text:p text:style-name="P10"/>
      <text:p text:style-name="P11">AddPlayer(Point XY)<text:tab/><text:tab/>Fügt den Spieler zur Map hinzu.</text:p>
      <text:p text:style-name="P11"/>
      <text:p text:style-name="P11">Update(PlaceBomb?)<text:tab/><text:tab/>Wird aufgerufen wenn eine Bombe gelegt werden soll.<text:line-break/><text:tab/><text:tab/><text:tab/><text:tab/>Legt die Bombe an der momentanen Player Position ab.</text:p>
      <text:p text:style-name="P11"><text:tab/><text:tab/><text:tab/><text:tab/>Inkrementiert die Zahl der abgelegten Bomben.</text:p>
      <text:p text:style-name="P11"><text:tab/><text:tab/><text:tab/><text:tab/>Updatet dann die Simulation.</text:p>
      <text:p text:style-name="P11"/>
      <text:p text:style-name="P11">Update(Point XY)<text:tab/><text:tab/>Updatet die Position des Players, so dass er sich in Richtung der <text:tab/><text:tab/><text:tab/><text:tab/><text:tab/>Übergebenen Position bewegt.</text:p>
      <text:p text:style-name="P11"><text:tab/><text:tab/><text:tab/><text:tab/>Updatet dann die Simulation.</text:p>
      <text:p text:style-name="P11"/>
      <text:h text:style-name="Heading_20_4" text:outline-level="4">Private:</text:h>
      <text:p text:style-name="P11">Update()<text:tab/><text:tab/><text:tab/>Kontrolliert ob die Simulation beendet ist <text:span text:style-name="T6">und beendet gegeben Falls <text:tab/><text:tab/><text:tab/><text:tab/>die Simulation.</text:span></text:p>
      <text:p text:style-name="P11"><text:tab/><text:tab/><text:tab/><text:tab/><text:span text:style-name="T6">Updatet alle Bomben.</text:span></text:p>
      <text:p text:style-name="P11"><text:tab/><text:tab/><text:tab/><text:tab/><text:span text:style-name="T6">Updatet alle Zombies.</text:span></text:p>
      <text:p text:style-name="P11"/>
      <text:p text:style-name="P13">IsGameOver()<text:tab/><text:tab/><text:tab/>Setzt GameOver Flag wenn der Player tot ist, oder wenn alle Zombies <text:tab/><text:tab/><text:tab/><text:tab/>tot sind.</text:p>
      <text:p text:style-name="P13"/>
      <text:p text:style-name="P13">UpdatePlayer(Position XY)<text:tab/>Kontrolliert ob Position innerhalb der Map ist, wenn ja bewegt sich <text:tab/><text:tab/><text:tab/><text:tab/>der Player in Richtung der Position, ansonsten wird die Simulation <text:tab/><text:tab/><text:tab/><text:tab/>abgebrochen.</text:p>
      <text:p text:style-name="P13"/>
      <text:p text:style-name="P13">UpdateBomb()<text:tab/><text:tab/><text:span text:style-name="T7">Kontrolliert für alle gelegten Bomben ob sie bereits explodiert sind.<text:line-break/><text:tab/><text:tab/><text:tab/><text:tab/>Wenn ja werden sie aus der Karte entfernt.</text:span></text:p>
      <text:p text:style-name="P13"><text:tab/><text:tab/><text:tab/><text:tab/><text:span text:style-name="T7">Countdown wird um 1 verringert (Tick()).</text:span></text:p>
      <text:p text:style-name="P13"><text:tab/><text:tab/><text:tab/><text:tab/><text:span text:style-name="T7">Wenn der Countdown 0 erreicht hat explodiert die Bombe.</text:span></text:p>
      <text:p text:style-name="P13"/>
      <text:p text:style-name="P14">UpdateZombies()<text:tab/><text:tab/>Kontrolliert für alle Zombies ob sie Tot sind und entfernt sie <text:tab/><text:tab/><text:tab/><text:tab/><text:tab/>gegebenenfalls. Zählt dabei wie viele Zombies in dieser Runde getötet <text:tab/><text:tab/><text:tab/><text:tab/>wurden.</text:p>
      <text:p text:style-name="P14"><text:tab/><text:tab/><text:tab/><text:tab/>Bewegt die verbleibenden Zombies in Richtung des Players.</text:p>
      <text:p text:style-name="P14"><text:tab/><text:tab/><text:tab/><text:tab/>Wenn <text:span text:style-name="T8">ein </text:span>Zombie <text:span text:style-name="T8">die Position des Players erreicht hat, schlägt dieser <text:tab/><text:tab/><text:tab/><text:tab/>den Player (Hit(Player)).</text:span></text:p>
      <text:p text:style-name="P14"><text:tab/><text:tab/><text:tab/><text:tab/><text:span text:style-name="T8">Der Score <text:s/>für die getöteten Zombies wird berechnet und zum <text:tab/><text:tab/><text:tab/><text:tab/><text:tab/>bisherigen KillScore dazu Addiert.</text:span></text:p>
      <text:p text:style-name="P14"/>
      <text:p text:style-name="P14"/>
      <text:h text:style-name="Heading_20_4" text:outline-level="4"><text:soft-page-break/>Score:</text:h>
      <text:p text:style-name="P15"><text:span text:style-name="T8">Für jeden getöteten Zombie in einer Runde gibt es 100 Punkte. Werden mehrere Zombies in einer Runde getötet wird der so erreichte Score mit der Anzahl der Kills multipliziert.</text:span></text:p>
      <text:p text:style-name="P15"><text:span text:style-name="T8">Multikills lohnen sich!</text:span></text:p>
      <text:p text:style-name="P14"/>
      <text:p text:style-name="P14"><text:span text:style-name="T8">KillScore += Kills * Kills * 100</text:span></text:p>
      <text:p text:style-name="P14"/>
      <text:p text:style-name="P16">Der Gesamtscore berücksichtigt noch wie viel Leben der Player hat, für jeden Lebenspunkt gibt es 10 Punkte.</text:p>
      <text:p text:style-name="P16"/>
      <text:p text:style-name="P16">Er Berücksichtigt außerdem wie viele Bomben gelegt wurden, für jede gelegte Bombe werden 20 Punkte abgezogen.</text:p>
      <text:p text:style-name="P16"/>
      <text:p text:style-name="P16">Gesamtscore = PlayerHealth * 10 + KillScore – PlacedBombs * 20</text:p>
      <text:h text:style-name="P18" text:outline-level="3">Player:</text:h>
      <text:p text:style-name="P3">Position XY<text:tab/><text:tab/>Position des <text:span text:style-name="T2">Players</text:span> in der Map.</text:p>
      <text:p text:style-name="P3">StepSize = <text:span text:style-name="T2">100</text:span><text:tab/>Maximale Entfernung die der <text:span text:style-name="T2">Player</text:span> in einer Runde gehen kann.</text:p>
      <text:p text:style-name="P3"><text:span text:style-name="T2">Health</text:span> = <text:span text:style-name="T2">100</text:span><text:tab/><text:tab/>Schaden die der <text:span text:style-name="T2">Player</text:span> <text:span text:style-name="T2">einstecken kann bevor er stirbt.</text:span></text:p>
      <text:p text:style-name="P3"><text:span text:style-name="T2">I</text:span>sDead<text:tab/><text:tab/><text:tab/>Gibt an ob der <text:span text:style-name="T2">Player</text:span> tot ist.</text:p>
      <text:p text:style-name="P3"/>
      <text:p text:style-name="P3"><text:span text:style-name="T2">Player</text:span> bewegt sich immer auf dem kürzesten Weg <text:span text:style-name="T2">in Richtung seines Zielpunktes</text:span>, hierzu wird die Euklidische Distanz zur Berechnung des kürzesten Weges genutzt. Er kann sich hierbei maximal um die Entfernung „StepSize“ bewegen.</text:p>
      <text:p text:style-name="P3"/>
      <text:p text:style-name="P3"><text:span text:style-name="T2">M</text:span>ove(position)<text:tab/>Bewegt sich <text:span text:style-name="T2">einen Schritt Richtung</text:span> angegebene<text:span text:style-name="T2">r</text:span> Position, <text:span text:style-name="T2">unter den <text:tab/><text:tab/><text:tab/><text:tab/>genannten Bedingungen.</text:span></text:p>
      <text:p text:style-name="P3"/>
      <text:p text:style-name="P4">Damage(Damage)<text:tab/>Schaden die dem Spieler hinzugefügt wird. Ist seine Health auf 0 gesunken <text:span text:style-name="T3">ist <text:tab/><text:tab/><text:tab/>der Spieler Tot. Die Health kann nicht unter 0 fallen.</text:span></text:p>
      <text:p text:style-name="P4"/>
      <text:p text:style-name="P5">ToString()<text:tab/><text:tab/>Gibt Position des <text:span text:style-name="T3">Players</text:span> zurück.</text:p>
      <text:p text:style-name="P2"/>
      <text:h text:style-name="Heading_20_3" text:outline-level="3">Zombie:</text:h>
      <text:p text:style-name="P2">Position XY<text:tab/><text:tab/>Position des Zombies in der Map.</text:p>
      <text:p text:style-name="P2">StepSize = 50<text:tab/><text:tab/>Maximale Entfernung die der Zombie in einer Runde gehen kann.</text:p>
      <text:p text:style-name="P2">Damage = 30<text:tab/><text:tab/>Schaden die der Zombie dem Player in einer Runde zufügen kann.</text:p>
      <text:p text:style-name="P2"><text:span text:style-name="T2">I</text:span>sDead<text:tab/><text:tab/><text:tab/>Gibt an ob der Zombie tot(TotTot) ist.</text:p>
      <text:p text:style-name="P2"/>
      <text:p text:style-name="P2">Zombie bewegt sich immer auf dem kürzesten Weg zum Player, hierzu wird die Euklidische Distanz zur Berechnung des kürzesten Weges genutzt. Er kann sich hierbei maximal um die Entfernung „StepSize“ auf den Player zubewegen.</text:p>
      <text:p text:style-name="P2"/>
      <text:p text:style-name="P2"><text:span text:style-name="T2">M</text:span>ove(position)<text:tab/>Bewegt sich <text:span text:style-name="T2">einen Schritt Richtung</text:span> angegebene<text:span text:style-name="T2">r</text:span> Position, <text:span text:style-name="T2">unter den <text:tab/><text:tab/><text:tab/><text:tab/>genannten Bedingungen.</text:span></text:p>
      <text:p text:style-name="P2"/>
      <text:p text:style-name="P4">Kill()<text:tab/><text:tab/><text:tab/>Zombie wird getötet.</text:p>
      <text:p text:style-name="P4"/>
      <text:p text:style-name="P4">Hit(Player)<text:tab/><text:tab/>Zombie <text:span text:style-name="T8">schlägt Player und fügt</text:span> <text:span text:style-name="T8">ihm dabei</text:span> „Damage“ Schaden zu.</text:p>
      <text:p text:style-name="P4"/>
      <text:p text:style-name="P4">ToString()<text:tab/><text:tab/>Gibt Position des Zombies zurück.</text:p>
      <text:p text:style-name="P2"/>
      <text:h text:style-name="P17" text:outline-level="3"/>
      <text:h text:style-name="P18" text:outline-level="3">Bomb:</text:h>
      <text:p text:style-name="P6">Position XY<text:tab/><text:tab/><text:tab/>Position der Bombe in der Map.</text:p>
      <text:p text:style-name="P6">Countdown = 10<text:tab/><text:tab/>Zeit in Runden bis die Bombe Explodiert.</text:p>
      <text:p text:style-name="P6">Radius = 500<text:tab/><text:tab/><text:tab/>Radius in dem die Bombe Schaden zufügt.</text:p>
      <text:p text:style-name="P6">Damage = 50<text:tab/><text:tab/><text:tab/>Schaden der innerhalb des Explosionsradius zugefügt wird.</text:p>
      <text:p text:style-name="P6">IsExploded<text:tab/><text:tab/><text:tab/>Gibt an ob die Bombe Explodiert ist.</text:p>
      <text:p text:style-name="P6"/>
      <text:p text:style-name="P6">Tick()<text:tab/><text:tab/><text:tab/><text:tab/>Wird jede Runde ausgeführt und zählt den Countdown runter.</text:p>
      <text:p text:style-name="P6"/>
      <text:p text:style-name="P6">Explode(Player,Zombies[])<text:tab/>Wenn Player in Radius ist wird ihm „Damage“ Schaden zugefügt.</text:p>
      <text:p text:style-name="P6"><text:tab/><text:tab/><text:tab/><text:tab/>Wenn ein Zombie im Radius ist wird er getötet.</text:p>
      <text:p text:style-name="P6"/>
      <text:p text:style-name="P6">InRadius(Position)<text:tab/><text:tab/>Gibt an ob sich die Position innerhalb des Explosionsradius befindet.</text:p>
      <text:p text:style-name="P6"><text:tab/><text:tab/><text:tab/><text:tab/>Nutzt hierzu die die <text:span text:style-name="T1">Euklidische Distanz.</text:span></text:p>
      <text:p text:style-name="P6"/>
      <text:p text:style-name="P7">ToString()<text:tab/><text:tab/><text:tab/>Gibt die Position und den verbleibenden Countdown zurück.</text:p>
      <text:p text:style-name="P2"/>
      <text:h text:style-name="Heading_20_3" text:outline-level="3">Map:</text:h>
      <text:p text:style-name="P1">Dient zum speichern aller Simulations-Enteties.</text:p>
      <text:p text:style-name="P8">Player<text:tab/><text:tab/><text:tab/><text:tab/>Der Player in der Map.</text:p>
      <text:p text:style-name="P8">Zombies[]<text:tab/><text:tab/><text:tab/>Die Zombies in der Map.</text:p>
      <text:p text:style-name="P8">Bombs[]<text:tab/><text:tab/><text:tab/>Die Bomben in der Map.</text:p>
      <text:p text:style-name="P8"/>
      <text:p text:style-name="P8">Width, Height<text:tab/><text:tab/><text:tab/>Höhe und Breite der Map.</text:p>
      <text:p text:style-name="P8"/>
      <text:p text:style-name="P8">AddPlayer()<text:tab/><text:tab/><text:tab/>Fügt Player der Map hinzu.</text:p>
      <text:p text:style-name="P8"/>
      <text:p text:style-name="P8">AddZombie()<text:tab/><text:tab/><text:tab/>Fügt Zombie der Map hinzu.</text:p>
      <text:p text:style-name="P8"/>
      <text:p text:style-name="P8">AddBomb()<text:tab/><text:tab/><text:tab/>Fügt Bombe der Map hinzu.</text:p>
      <text:p text:style-name="P8"/>
      <text:p text:style-name="P9"><text:span text:style-name="T4"><text:tab/><text:tab/><text:tab/><text:tab/>Liegt ein Element außerhalb der Map wird eine </text:span>Exception<text:span text:style-name="T4"> geworf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46:06.783000000</meta:creation-date>
    <dc:date>2017-11-15T00:16:10.920000000</dc:date>
    <meta:editing-duration>PT16M34S</meta:editing-duration>
    <meta:editing-cycles>4</meta:editing-cycles>
    <meta:generator>LibreOffice/5.4.0.3$Windows_X86_64 LibreOffice_project/7556cbc6811c9d992f4064ab9287069087d7f62c</meta:generator>
    <dc:creator>Bela H. Böhnke</dc:creator>
    <meta:document-statistic meta:table-count="0" meta:image-count="0" meta:object-count="0" meta:page-count="4" meta:paragraph-count="74" meta:word-count="735" meta:character-count="4956" meta:non-whitespace-character-count="4120"/>
  </office:meta>
</office:document-meta>
</file>